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VERALTY EIRL</text:span></text:p>
      <text:p text:style-name="P3"><text:span text:style-name="T6">CANT. TOTAL DE CAJAS: 4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FR. NEGRO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>10</text:p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UZ</text:span></text:p>
      <text:p text:style-name="P6"/>
      <text:p text:style-name="P6">Recojo: <text:span text:style-name="T3">ROMERO MAMANI, LISSETH</text:span></text:p>
      <text:p text:style-name="P6">Recojo: <text:span text:style-name="T3">ARGUEDAS LOZANO, BRUCE RENNY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18:53:3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